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5d2c" officeooo:paragraph-rsid="0006aba5"/>
    </style:style>
    <style:style style:name="P2" style:family="paragraph" style:parent-style-name="Standard">
      <style:text-properties officeooo:rsid="00105d2c" officeooo:paragraph-rsid="0006a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175 <text:s text:c="2"/>23</text:p>
      <text:p text:style-name="P1">CONECT <text:s/>176 <text:s/>146</text:p>
      <text:p text:style-name="P1">CONECT <text:s/>177 <text:s/>147</text:p>
      <text:p text:style-name="P1">CONECT <text:s/>178 <text:s/>148</text:p>
      <text:p text:style-name="P1">CONECT <text:s/>179 <text:s/>142</text:p>
      <text:p text:style-name="P1">CONECT <text:s/>180 <text:s/>143</text:p>
      <text:p text:style-name="P1">CONECT <text:s/>181 <text:s/>144</text:p>
      <text:p text:style-name="P1">CONECT <text:s/>182 <text:s text:c="2"/>20</text:p>
      <text:p text:style-name="P1">CONECT <text:s/>183 <text:s text:c="2"/>21</text:p>
      <text:p text:style-name="P1">CONECT <text:s/>184 <text:s text:c="2"/>22</text:p>
      <text:p text:style-name="P1">CONECT <text:s/>185 <text:s text:c="2"/>23</text:p>
      <text:p text:style-name="P1">CONECT <text:s/>186 <text:s/>116</text:p>
      <text:p text:style-name="P1">CONECT <text:s/>187 <text:s/>117</text:p>
      <text:p text:style-name="P1">CONECT <text:s/>188 <text:s/>118</text:p>
      <text:p text:style-name="P1">CONECT <text:s/>189 <text:s/>119</text:p>
      <text:p text:style-name="P1">CONECT <text:s/>190 <text:s text:c="2"/>81</text:p>
      <text:p text:style-name="P1">CONECT <text:s/>191 <text:s text:c="2"/>82</text:p>
      <text:p text:style-name="P1">CONECT <text:s/>192 <text:s text:c="2"/>83</text:p>
      <text:p text:style-name="P1">CONECT <text:s/>193 <text:s text:c="2"/>84</text:p>
      <text:p text:style-name="P1">CONECT <text:s/>194 <text:s/>116</text:p>
      <text:p text:style-name="P1">CONECT <text:s/>195 <text:s/>117</text:p>
      <text:p text:style-name="P1">CONECT <text:s/>196 <text:s/>118</text:p>
      <text:p text:style-name="P1">CONECT <text:s/>197 <text:s/>119</text:p>
      <text:p text:style-name="P1">CONECT <text:s/>198 <text:s text:c="2"/>79</text:p>
      <text:p text:style-name="P1">CONECT <text:s/>199 <text:s text:c="2"/>80</text:p>
      <text:p text:style-name="P1">CONECT <text:s/>200 <text:s/>113</text:p>
      <text:p text:style-name="P1">CONECT <text:s/>201 <text:s/>114</text:p>
      <text:p text:style-name="P1">CONECT <text:s/>202 <text:s/>115</text:p>
      <text:p text:style-name="P1">CONECT <text:s/>203 <text:s/>122</text:p>
      <text:p text:style-name="P1">CONECT <text:s/>204 <text:s/>123</text:p>
      <text:p text:style-name="P1">CONECT <text:s/>205 <text:s/>124</text:p>
      <text:p text:style-name="P1">CONECT <text:s/>206 <text:s/>127</text:p>
      <text:p text:style-name="P1">CONECT <text:s/>207 <text:s/>128</text:p>
      <text:p text:style-name="P1">CONECT <text:s/>208 <text:s/>129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5:23:53.740043928</meta:creation-date>
    <dc:date>2017-08-25T05:26:05.746321180</dc:date>
    <meta:editing-duration>PT2M12S</meta:editing-duration>
    <meta:editing-cycles>1</meta:editing-cycles>
    <meta:document-statistic meta:table-count="0" meta:image-count="0" meta:object-count="0" meta:page-count="1" meta:paragraph-count="35" meta:word-count="102" meta:character-count="541" meta:non-whitespace-character-count="394"/>
    <meta:generator>LibreOffice/5.3.5.2$Linux_X86_64 LibreOffice_project/30$Build-2</meta:generator>
  </office:meta>
</office:document-meta>
</file>